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top="0cm" fo:margin-bottom="0cm" style:contextual-spacing="false" fo:line-height="200%"/>
    </style:style>
    <style:style style:name="P2" style:family="paragraph" style:parent-style-name="Standard">
      <style:paragraph-properties fo:margin-top="0cm" fo:margin-bottom="0cm" style:contextual-spacing="false" fo:line-height="200%"/>
      <style:text-properties officeooo:paragraph-rsid="000b0147"/>
    </style:style>
    <style:style style:name="P3" style:family="paragraph" style:parent-style-name="Text_20_body">
      <style:paragraph-properties fo:margin-top="0cm" fo:margin-bottom="0cm" style:contextual-spacing="false" fo:line-height="200%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09f482" style:font-size-asian="16pt" style:font-size-complex="16pt"/>
    </style:style>
    <style:style style:name="T3" style:family="text">
      <style:text-properties fo:font-size="16pt" officeooo:rsid="000cdf90" style:font-size-asian="16pt" style:font-size-complex="16pt"/>
    </style:style>
    <style:style style:name="T4" style:family="text">
      <style:text-properties officeooo:rsid="000b0147"/>
    </style:style>
    <style:style style:name="T5" style:family="text">
      <style:text-properties officeooo:rsid="000c36fe"/>
    </style:style>
    <style:style style:name="T6" style:family="text">
      <style:text-properties officeooo:rsid="000cdf90"/>
    </style:style>
    <style:style style:name="T7" style:family="text">
      <style:text-properties officeooo:rsid="000e9fba"/>
    </style:style>
    <style:style style:name="T8" style:family="text">
      <style:text-properties officeooo:rsid="008d4ee0"/>
    </style:style>
    <style:style style:name="T9" style:family="text">
      <style:text-properties officeooo:rsid="008c465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1">Bridging </text:span></text:span><text:span text:style-name="Strong_20_Emphasis"><text:span text:style-name="T3">C</text:span></text:span><text:span text:style-name="Strong_20_Emphasis"><text:span text:style-name="T1">hapter </text:span></text:span><text:span text:style-name="Strong_20_Emphasis"><text:span text:style-name="T2">3</text:span></text:span><text:span text:style-name="Strong_20_Emphasis"><text:span text:style-name="T1"> and </text:span></text:span><text:span text:style-name="Strong_20_Emphasis"><text:span text:style-name="T3">C</text:span></text:span><text:span text:style-name="Strong_20_Emphasis"><text:span text:style-name="T1">hapter </text:span></text:span><text:span text:style-name="Strong_20_Emphasis"><text:span text:style-name="T2">4</text:span></text:span></text:h>
      <text:p text:style-name="P3"><text:span text:style-name="T4">In </text:span><text:span text:style-name="T6">C</text:span><text:span text:style-name="T4">hapter 3, I explored seasonal bird biogeography by investigating the influence of traits on bird movement</text:span><text:span text:style-name="T9">s</text:span><text:span text:style-name="T4"> in geographic and within climatic space</text:span><text:span text:style-name="T7">s</text:span><text:span text:style-name="T4">. As bird</text:span><text:span text:style-name="T6">s</text:span><text:span text:style-name="T4"> migrate, they are not only exposed to different climatic conditions but also </text:span><text:span text:style-name="T7">to </text:span><text:span text:style-name="T4">different levels of </text:span><text:span text:style-name="T6">human impact</text:span><text:span text:style-name="T4"> and protection. However, how this variation in </text:span><text:span text:style-name="T6">human impact</text:span><text:span text:style-name="T4"> and protection across seasons explains the decline among bird species has never been explored. Until recently, most studies and </text:span><text:span text:style-name="T7">conservation efforts</text:span><text:span text:style-name="T4"> focused on a single season, usually during breeding. Yet, we know that </text:span><text:span text:style-name="T5">mortality can be at higher rates during nonbreeding and migration, and can have large carryover effects on populations.</text:span></text:p>
      <text:p text:style-name="P3"/>
      <text:p text:style-name="P3"><text:span text:style-name="T4">In </text:span><text:span text:style-name="T6">C</text:span><text:span text:style-name="T4">hapter 4, I ask how traits </text:span><text:span text:style-name="T8">and </text:span><text:span text:style-name="T4">seasonal level</text:span><text:span text:style-name="T6">s</text:span><text:span text:style-name="T4"> of </text:span><text:span text:style-name="T6">human impact</text:span><text:span text:style-name="T4"> and protection explain the decline in </text:span><text:span text:style-name="T5">North American</text:span><text:span text:style-name="T4"> bird</text:span><text:span text:style-name="T5">s. I also explore the seasonal and spatial structures of the decline. To do so, I use species-level traits, weekly bird distribution</text:span><text:span text:style-name="T6">s</text:span><text:span text:style-name="T5">, cumulative human impact, and data on protected areas across North and South America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ominique Caron</meta:initial-creator>
    <meta:creation-date>2024-02-05T13:45:02.390236864</meta:creation-date>
    <meta:generator>LibreOffice/24.2.3.2$Linux_X86_64 LibreOffice_project/420$Build-2</meta:generator>
    <dc:date>2024-06-07T12:19:49.772831309</dc:date>
    <dc:creator>Dominique Caron</dc:creator>
    <meta:editing-duration>PT12M55S</meta:editing-duration>
    <meta:editing-cycles>9</meta:editing-cycles>
    <meta:document-statistic meta:table-count="0" meta:image-count="0" meta:object-count="0" meta:page-count="1" meta:paragraph-count="3" meta:word-count="165" meta:character-count="1049" meta:non-whitespace-character-count="887"/>
  </office:meta>
</office:document-meta>
</file>